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9pt" style:text-underline-style="solid" style:text-underline-width="auto" style:text-underline-color="font-color" style:font-name-asian="Monospace" style:font-name-complex="Monospace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0 crtGoa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3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1 lnkStmtLst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3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2 crtStmtLst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3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3 crtStmtCls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3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4 crtStmtIntf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3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5 crtStmtFuncDe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3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6 crtStmtIf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3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7 crtStmtWhl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3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8 crtStmtSg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9 crtSgVarAssig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10 crtSgVar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11 crtSgCal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12 crtSgCtr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13 crtCFRe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14 crtCFRe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15 crtCFCon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16 crtCFBrk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3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17 linkVarDef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3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18 linkVarDefAsg 4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3" office:value-type="string" calcext:value-type="string">
            <text:p>19 var_def scope_info_list type_exp <text:span text:style-name="T1">var</text:span> </text:p>
          </table:table-cell>
          <table:table-cell office:value-type="string" calcext:value-type="string">
            <text:p>19 crtVarDef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3" office:value-type="string" calcext:value-type="string">
            <text:p>20 var_def scope_info_list type_exp <text:span text:style-name="T1">var</text:span> = expression </text:p>
          </table:table-cell>
          <table:table-cell office:value-type="string" calcext:value-type="string">
            <text:p>20 crtVarDefAsg 3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21 crtVarAsg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22 crtLft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23 crtLft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24 crtTpBs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25 crtTp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26 crtT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27 crtTpGnrcTp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28 crtTpFun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3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29 crtBscTpInt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30 crtBscTpDb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3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31 crtBscTpBl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32 crtBscTpSt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33 crtBscTpCh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34 lnkArrT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3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35 lnkIdnTpV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3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36 crtIdnTp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37 crtGnrcTp 3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table:style-name="ce3" office:value-type="string" calcext:value-type="string">
            <text:p>38 generic_args generic_args , <text:span text:style-name="T1">var</text:span> </text:p>
          </table:table-cell>
          <table:table-cell office:value-type="string" calcext:value-type="string">
            <text:p>38 lnkGnrcArgsV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39 lnkGnrcArgsExt 4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table:style-name="ce3" office:value-type="string" calcext:value-type="string">
            <text:p>40 generic_args <text:span text:style-name="T1">var</text:span> </text:p>
          </table:table-cell>
          <table:table-cell office:value-type="string" calcext:value-type="string">
            <text:p>40 crtGnrcArgs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41 crtGnrcArgsEx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3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42 crtClassDef 8 6 5 4 3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3" office:value-type="string" calcext:value-type="string">
            <text:p>43 interface_def scope_info_list interface <text:span text:style-name="T1">var</text:span> generic_pars_list extends_list { member_def_list } </text:p>
          </table:table-cell>
          <table:table-cell office:value-type="string" calcext:value-type="string">
            <text:p>43 crtIntfDef 7 5 4 3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44 crtScpInf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45 crtScpInf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46 lnkScpIn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47 crtScpIn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48 crtScpSt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49 crtScpPb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50 crtScpPrv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51 crtScpFn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52 crtGnrcParL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53 crtGnrc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3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54 lnkGnrcP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3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55 lnkGnrcParExt 4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3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56 crtGnrcPar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3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57 crtGnrcParExt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58 crtExt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59 crtExt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60 lnkExt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61 crtExt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62 crtImp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63 crtImp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64 lnkImp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65 crtIm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66 crtMmb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67 crtMmbDef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68 lnkMmbFl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69 lnkMmbMth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70 crtMmb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71 crtMemMth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72 crtFldDef 2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73 crtMthdDe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3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74 crtFuncDef 7 6 4 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75 crtPar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76 crt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3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77 lnkParVar 3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3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78 crtParVar 1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79 crtIfI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80 crtIfIfE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81 crtIfLst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82 crtIfSg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83 crtElsIf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84 crtEls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85 crtElsSg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86 crtWhl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87 crtExpLm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88 crtExp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89 crtCalcC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90 crtCalcNewC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91 crtCalcNew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92 crtNewClsIdn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93 crtNewClsGnrc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94 crtNewArrTp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95 crtNewArr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96 lnkArr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97 crtArr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98 crtArr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99 crtArrLstArr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100 lnkDimLst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101 crtDim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102 crtCndB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103 lnkBlOr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104 crtBlO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105 lnkOrAn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106 crtOrA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107 crtAndCm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108 lnkCmpG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109 lnkCmpG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110 lnkCmpL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111 lnkCmpL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112 lnkCmpEQ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113 lnkCmpN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114 crtCmpN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115 crtCmp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116 crtCmpT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117 crtCmpF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118 lnkAddAd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119 lnkAddMn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120 crtAddP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121 crtAddMn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122 crtAddMu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access_exp </text:p>
          </table:table-cell>
          <table:table-cell office:value-type="string" calcext:value-type="string">
            <text:p>123 lnkMulMul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access_exp </text:p>
          </table:table-cell>
          <table:table-cell office:value-type="string" calcext:value-type="string">
            <text:p>124 lnkMulSub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125 crtMulUn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126 crtUnrIn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127 crtUnrDe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128 crtUnrIn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129 crtUnrDe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string" calcext:value-type="string">
            <text:p>130 crtUnrAc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string" calcext:value-type="string">
            <text:p>131 crtUnrC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string" calcext:value-type="string">
            <text:p>132 crtC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string" calcext:value-type="string">
            <text:p>133 crtAccFl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string" calcext:value-type="string">
            <text:p>134 crtAcc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string" calcext:value-type="string">
            <text:p>135 crtAccAp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string" calcext:value-type="string">
            <text:p>136 crtAccPri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7 field_access field_access . <text:span text:style-name="T1">var</text:span> </text:p>
          </table:table-cell>
          <table:table-cell office:value-type="string" calcext:value-type="string">
            <text:p>137 lnkFldAccVar 2 0 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string" calcext:value-type="string">
            <text:p>138 lnkFldAccC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9 field_access <text:span text:style-name="T1">var</text:span> </text:p>
          </table:table-cell>
          <table:table-cell office:value-type="string" calcext:value-type="string">
            <text:p>139 crtFldAccVa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string" calcext:value-type="string">
            <text:p>140 crtFldAccTh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string" calcext:value-type="string">
            <text:p>141 crtFldAccSp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string" calcext:value-type="string">
            <text:p>142 crtArrAcc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string" calcext:value-type="string">
            <text:p>143 crtPriNum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4 pri_exp <text:span text:style-name="T1">str</text:span> </text:p>
          </table:table-cell>
          <table:table-cell office:value-type="string" calcext:value-type="string">
            <text:p>144 crtPriSt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5 pri_exp <text:span text:style-name="T1">chr</text:span> </text:p>
          </table:table-cell>
          <table:table-cell office:value-type="string" calcext:value-type="string">
            <text:p>145 crtPriChr 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string" calcext:value-type="string">
            <text:p>146 crtPriCnd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7 apply_exp access_exp . <text:span text:style-name="T1">var</text:span> ( arg_list ) </text:p>
          </table:table-cell>
          <table:table-cell office:value-type="string" calcext:value-type="string">
            <text:p>147 crtAppAcc 5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8 apply_exp apply_exp . <text:span text:style-name="T1">var</text:span> ( arg_list ) </text:p>
          </table:table-cell>
          <table:table-cell office:value-type="string" calcext:value-type="string">
            <text:p>148 crtAppApp 5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9 apply_exp &lt; generic_args &gt; <text:span text:style-name="T1">var</text:span> ( arg_list ) </text:p>
          </table:table-cell>
          <table:table-cell office:value-type="string" calcext:value-type="string">
            <text:p>149 crtAppGnrc 5 3 1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50 apply_exp <text:span text:style-name="T1">var</text:span> ( arg_list ) </text:p>
          </table:table-cell>
          <table:table-cell office:value-type="string" calcext:value-type="string">
            <text:p>150 crtAppVar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arguments </text:p>
          </table:table-cell>
          <table:table-cell office:value-type="string" calcext:value-type="string">
            <text:p>151 crtArg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2 arg_list e </text:p>
          </table:table-cell>
          <table:table-cell office:value-type="string" calcext:value-type="string">
            <text:p>152 crtArgLstE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arguments , calc_exp </text:p>
          </table:table-cell>
          <table:table-cell office:value-type="string" calcext:value-type="string">
            <text:p>153 lnkArg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4 arguments calc_exp </text:p>
          </table:table-cell>
          <table:table-cell office:value-type="string" calcext:value-type="string">
            <text:p>154 crtArg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5 lambda_exp ( par_list ) -&gt; { stmt_list } </text:p>
          </table:table-cell>
          <table:table-cell office:value-type="string" calcext:value-type="string">
            <text:p>155 crtLbdExp 7 5 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21:25:18.50932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3-14T21:28:05.074757273</dc:date>
    <meta:editing-duration>PT14H53M36S</meta:editing-duration>
    <meta:editing-cycles>12</meta:editing-cycles>
    <meta:generator>LibreOffice/4.2.8.2$Linux_X86_64 LibreOffice_project/420m0$Build-2</meta:generator>
    <meta:document-statistic meta:table-count="1" meta:cell-count="474" meta:object-count="0"/>
  </office:meta>
</office:document-meta>
</file>